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003cm" svg:stroke-color="#000000" draw:fill="solid" draw:fill-color="#000000" fo:padding-top="0.126cm" fo:padding-bottom="0.126cm" fo:padding-left="0.251cm" fo:padding-right="0.251cm"/>
    </style:style>
    <style:style style:name="gr2" style:family="graphic" style:parent-style-name="standard">
      <style:graphic-properties draw:stroke="solid" svg:stroke-width="0.003cm" svg:stroke-color="#000000" draw:fill="none" fo:padding-top="0.126cm" fo:padding-bottom="0.126cm" fo:padding-left="0.251cm" fo:padding-right="0.251cm"/>
    </style:style>
  </office:automatic-styles>
  <office:body>
    <office:graphics>
      <draw:page draw:name="page1" draw:style-name="dp1" draw:master-page-name="Default">
        <draw:line draw:style-name="gr1" draw:layer="layout" svg:x1="2.193cm" svg:y1="1.702cm" svg:x2="11.041cm" svg:y2="1.702cm">
          <text:p/>
        </draw:line>
        <draw:line draw:style-name="gr1" draw:layer="layout" svg:x1="2.237cm" svg:y1="2.407cm" svg:x2="11.041cm" svg:y2="2.407cm">
          <text:p/>
        </draw:line>
        <draw:polyline draw:style-name="gr1" draw:layer="layout" svg:width="0.495cm" svg:height="1.336cm" svg:x="1.951cm" svg:y="1.31cm" svg:viewBox="0 0 496 1337" draw:points="177,0 177,573 496,682 0,879 277,972 277,1337">
          <text:p/>
        </draw:polyline>
        <draw:polyline draw:style-name="gr1" draw:layer="layout" svg:width="0.328cm" svg:height="1.289cm" svg:x="10.973cm" svg:y="1.287cm" svg:viewBox="0 0 329 1290" draw:points="80,0 80,563 329,700 0,863 137,967 137,1290">
          <text:p/>
        </draw:polyline>
        <draw:line draw:style-name="gr1" draw:layer="layout" svg:x1="2.22cm" svg:y1="9.616cm" svg:x2="11.07cm" svg:y2="9.616cm">
          <text:p/>
        </draw:line>
        <draw:line draw:style-name="gr1" draw:layer="layout" svg:x1="2.265cm" svg:y1="10.317cm" svg:x2="11.07cm" svg:y2="10.317cm">
          <text:p/>
        </draw:line>
        <draw:polyline draw:style-name="gr1" draw:layer="layout" svg:width="0.495cm" svg:height="1.327cm" svg:x="1.981cm" svg:y="9.229cm" svg:viewBox="0 0 496 1328" draw:points="179,0 179,571 496,681 0,869 279,960 279,1328">
          <text:p/>
        </draw:polyline>
        <draw:polyline draw:style-name="gr1" draw:layer="layout" svg:width="0.332cm" svg:height="1.285cm" svg:x="11cm" svg:y="9.203cm" svg:viewBox="0 0 333 1286" draw:points="82,0 82,560 333,701 0,860 139,964 139,1286">
          <text:p/>
        </draw:polyline>
        <draw:polyline draw:style-name="gr1" draw:layer="layout" svg:width="0.495cm" svg:height="1.336cm" svg:x="2.417cm" svg:y="16.955cm" svg:viewBox="0 0 496 1337" draw:points="179,0 179,571 496,682 0,881 277,972 277,1337">
          <text:p/>
        </draw:polyline>
        <draw:polyline draw:style-name="gr1" draw:layer="layout" svg:width="0.328cm" svg:height="1.289cm" svg:x="11.438cm" svg:y="16.931cm" svg:viewBox="0 0 329 1290" draw:points="78,0 78,563 329,702 0,865 137,969 137,1290">
          <text:p/>
        </draw:polyline>
        <draw:polygon draw:style-name="gr2" draw:layer="layout" svg:width="2.04cm" svg:height="1.746cm" svg:x="5.321cm" svg:y="2.407cm" svg:viewBox="0 0 2041 1747" draw:points="897,0 0,1747 2041,1747 880,0">
          <text:p/>
        </draw:polygon>
        <draw:line draw:style-name="gr2" draw:layer="layout" svg:x1="5.457cm" svg:y1="4.189cm" svg:x2="4.976cm" svg:y2="4.718cm">
          <text:p/>
        </draw:line>
        <draw:line draw:style-name="gr2" draw:layer="layout" svg:x1="5.925cm" svg:y1="4.204cm" svg:x2="5.442cm" svg:y2="4.735cm">
          <text:p/>
        </draw:line>
        <draw:line draw:style-name="gr2" draw:layer="layout" svg:x1="6.388cm" svg:y1="4.206cm" svg:x2="5.908cm" svg:y2="4.735cm">
          <text:p/>
        </draw:line>
        <draw:line draw:style-name="gr2" draw:layer="layout" svg:x1="6.852cm" svg:y1="4.206cm" svg:x2="6.371cm" svg:y2="4.735cm">
          <text:p/>
        </draw:line>
        <draw:line draw:style-name="gr2" draw:layer="layout" svg:x1="7.334cm" svg:y1="4.206cm" svg:x2="6.852cm" svg:y2="4.735cm">
          <text:p/>
        </draw:line>
        <draw:polygon draw:style-name="gr2" draw:layer="layout" svg:width="1.497cm" svg:height="1.278cm" svg:x="6.035cm" svg:y="10.355cm" svg:viewBox="0 0 1498 1279" draw:points="660,0 0,1279 1498,1279 645,0">
          <text:p/>
        </draw:polygon>
        <draw:line draw:style-name="gr2" draw:layer="layout" svg:x1="5.933cm" svg:y1="12.222cm" svg:x2="5.45cm" svg:y2="12.753cm">
          <text:p/>
        </draw:line>
        <draw:line draw:style-name="gr2" draw:layer="layout" svg:x1="6.399cm" svg:y1="12.238cm" svg:x2="5.916cm" svg:y2="12.77cm">
          <text:p/>
        </draw:line>
        <draw:line draw:style-name="gr2" draw:layer="layout" svg:x1="6.862cm" svg:y1="12.238cm" svg:x2="6.382cm" svg:y2="12.772cm">
          <text:p/>
        </draw:line>
        <draw:line draw:style-name="gr2" draw:layer="layout" svg:x1="7.326cm" svg:y1="12.238cm" svg:x2="6.845cm" svg:y2="12.772cm">
          <text:p/>
        </draw:line>
        <draw:line draw:style-name="gr2" draw:layer="layout" svg:x1="7.808cm" svg:y1="12.238cm" svg:x2="7.326cm" svg:y2="12.772cm">
          <text:p/>
        </draw:line>
        <draw:ellipse draw:style-name="gr2" draw:layer="layout" svg:width="0.478cm" svg:height="0.474cm" svg:x="6.121cm" svg:y="11.673cm">
          <text:p/>
        </draw:ellipse>
        <draw:ellipse draw:style-name="gr2" draw:layer="layout" svg:width="0.478cm" svg:height="0.474cm" svg:x="6.915cm" svg:y="11.673cm">
          <text:p/>
        </draw:ellipse>
        <draw:line draw:style-name="gr2" draw:layer="layout" svg:x1="5.742cm" svg:y1="12.196cm" svg:x2="7.965cm" svg:y2="12.196cm">
          <text:p/>
        </draw:line>
        <draw:ellipse draw:style-name="gr2" draw:layer="layout" svg:width="0.66cm" svg:height="0.656cm" svg:x="6.739cm" svg:y="17.353cm">
          <text:p/>
        </draw:ellipse>
        <draw:polyline draw:style-name="gr2" draw:layer="layout" svg:width="4.119cm" svg:height="0.694cm" svg:x="2.621cm" svg:y="17.331cm" svg:viewBox="0 0 4120 695" draw:points="0,0 4120,0 4120,695 103,695">
          <text:p/>
        </draw:polyline>
        <draw:polyline draw:style-name="gr2" draw:layer="layout" svg:width="4.119cm" svg:height="0.692cm" svg:x="7.396cm" svg:y="17.35cm" svg:viewBox="0 0 4120 693" draw:points="4068,0 0,0 0,693 4120,693">
          <text:p/>
        </draw:polyline>
        <draw:line draw:style-name="gr2" draw:layer="layout" svg:x1="16.089cm" svg:y1="1.7cm" svg:x2="24.936cm" svg:y2="1.7cm">
          <text:p/>
        </draw:line>
        <draw:line draw:style-name="gr2" draw:layer="layout" svg:x1="16.133cm" svg:y1="2.405cm" svg:x2="24.936cm" svg:y2="2.405cm">
          <text:p/>
        </draw:line>
        <draw:polyline draw:style-name="gr2" draw:layer="layout" svg:width="0.493cm" svg:height="1.334cm" svg:x="15.85cm" svg:y="1.308cm" svg:viewBox="0 0 494 1335" draw:points="175,0 175,573 494,682 0,879 275,972 275,1335">
          <text:p/>
        </draw:polyline>
        <draw:polyline draw:style-name="gr2" draw:layer="layout" svg:width="0.33cm" svg:height="1.289cm" svg:x="24.869cm" svg:y="1.285cm" svg:viewBox="0 0 331 1290" draw:points="80,0 80,560 331,700 0,863 137,967 137,1290">
          <text:p/>
        </draw:polyline>
        <draw:line draw:style-name="gr2" draw:layer="layout" svg:x1="16.118cm" svg:y1="9.716cm" svg:x2="24.968cm" svg:y2="9.716cm">
          <text:p/>
        </draw:line>
        <draw:line draw:style-name="gr2" draw:layer="layout" svg:x1="16.161cm" svg:y1="10.416cm" svg:x2="24.968cm" svg:y2="10.416cm">
          <text:p/>
        </draw:line>
        <draw:polyline draw:style-name="gr2" draw:layer="layout" svg:width="0.495cm" svg:height="1.327cm" svg:x="15.879cm" svg:y="9.328cm" svg:viewBox="0 0 496 1328" draw:points="177,0 177,571 496,677 0,869 277,960 277,1328">
          <text:p/>
        </draw:polyline>
        <draw:polyline draw:style-name="gr2" draw:layer="layout" svg:width="0.33cm" svg:height="1.285cm" svg:x="24.898cm" svg:y="9.303cm" svg:viewBox="0 0 331 1286" draw:points="80,0 80,560 331,697 0,860 137,964 137,1286">
          <text:p/>
        </draw:polyline>
        <draw:polyline draw:style-name="gr2" draw:layer="layout" svg:width="0.495cm" svg:height="1.336cm" svg:x="13.885cm" svg:y="16.986cm" svg:viewBox="0 0 496 1337" draw:points="179,0 179,571 496,682 0,881 277,972 277,1337">
          <text:p/>
        </draw:polyline>
        <draw:polyline draw:style-name="gr2" draw:layer="layout" svg:width="0.33cm" svg:height="1.291cm" svg:x="25.902cm" svg:y="16.933cm" svg:viewBox="0 0 331 1292" draw:points="78,0 78,565 331,704 0,867 139,969 139,1292">
          <text:p/>
        </draw:polyline>
        <draw:ellipse draw:style-name="gr2" draw:layer="layout" svg:width="0.66cm" svg:height="0.656cm" svg:x="18.21cm" svg:y="17.384cm">
          <text:p/>
        </draw:ellipse>
        <draw:polyline draw:style-name="gr2" draw:layer="layout" svg:width="4.119cm" svg:height="0.694cm" svg:x="14.089cm" svg:y="17.363cm" svg:viewBox="0 0 4120 695" draw:points="0,0 4120,0 4120,695 103,695">
          <text:p/>
        </draw:polyline>
        <draw:polyline draw:style-name="gr2" draw:layer="layout" svg:width="4.121cm" svg:height="0.692cm" svg:x="21.859cm" svg:y="17.355cm" svg:viewBox="0 0 4122 693" draw:points="4068,0 0,0 0,693 4122,693">
          <text:p/>
        </draw:polyline>
        <draw:line draw:style-name="gr2" draw:layer="layout" svg:x1="20.151cm" svg:y1="2.494cm" svg:x2="20.151cm" svg:y2="4.123cm">
          <text:p/>
        </draw:line>
        <draw:polygon draw:style-name="gr1" draw:layer="layout" svg:width="0.546cm" svg:height="0.654cm" svg:x="19.895cm" svg:y="2.44cm" svg:viewBox="0 0 547 655" draw:points="256,0 0,655 547,655 266,65">
          <text:p/>
        </draw:polygon>
        <draw:line draw:style-name="gr1" draw:layer="layout" svg:x1="20.045cm" svg:y1="2.32cm" svg:x2="18.415cm" svg:y2="2.32cm">
          <text:p/>
        </draw:line>
        <draw:polygon draw:style-name="gr1" draw:layer="layout" svg:width="0.654cm" svg:height="0.546cm" svg:x="19.444cm" svg:y="2.064cm" svg:viewBox="0 0 655 547" draw:points="655,256 0,0 0,547 588,266">
          <text:p/>
        </draw:polygon>
        <draw:line draw:style-name="gr1" draw:layer="layout" svg:x1="20.536cm" svg:y1="10.444cm" svg:x2="20.536cm" svg:y2="12.073cm">
          <text:p/>
        </draw:line>
        <draw:polygon draw:style-name="gr1" draw:layer="layout" svg:width="0.546cm" svg:height="0.654cm" svg:x="20.28cm" svg:y="10.391cm" svg:viewBox="0 0 547 655" draw:points="256,0 0,655 547,655 266,65">
          <text:p/>
        </draw:polygon>
        <draw:line draw:style-name="gr1" draw:layer="layout" svg:x1="18.548cm" svg:y1="17.333cm" svg:x2="18.55cm" svg:y2="16.15cm">
          <text:p/>
        </draw:line>
        <draw:polygon draw:style-name="gr1" draw:layer="layout" svg:width="0.296cm" svg:height="0.527cm" svg:x="18.396cm" svg:y="16.855cm" svg:viewBox="0 0 297 528" draw:points="141,528 0,0 297,0 162,465">
          <text:p/>
        </draw:polygon>
        <draw:line draw:style-name="gr1" draw:layer="layout" svg:x1="18.94cm" svg:y1="17.734cm" svg:x2="20.119cm" svg:y2="17.74cm">
          <text:p/>
        </draw:line>
        <draw:polygon draw:style-name="gr1" draw:layer="layout" svg:width="0.531cm" svg:height="0.288cm" svg:x="18.887cm" svg:y="17.59cm" svg:viewBox="0 0 532 289" draw:points="0,137 532,0 532,289 65,155">
          <text:p/>
        </draw:polygon>
        <draw:line draw:style-name="gr1" draw:layer="layout" svg:x1="21.753cm" svg:y1="17.736cm" svg:x2="20.574cm" svg:y2="17.742cm">
          <text:p/>
        </draw:line>
        <draw:polygon draw:style-name="gr1" draw:layer="layout" svg:width="0.531cm" svg:height="0.288cm" svg:x="21.275cm" svg:y="17.592cm" svg:viewBox="0 0 532 289" draw:points="532,137 0,0 0,289 465,155">
          <text:p/>
        </draw:polygon>
        <draw:line draw:style-name="gr1" draw:layer="layout" svg:x1="21.806cm" svg:y1="18.15cm" svg:x2="21.808cm" svg:y2="19.334cm">
          <text:p/>
        </draw:line>
        <draw:polygon draw:style-name="gr1" draw:layer="layout" svg:width="0.296cm" svg:height="0.527cm" svg:x="21.654cm" svg:y="18.102cm" svg:viewBox="0 0 297 528" draw:points="141,0 0,528 297,528 162,61">
          <text:p/>
        </draw:polygon>
        <draw:path draw:style-name="gr1" draw:layer="layout" svg:width="0.927cm" svg:height="0.516cm" svg:x="2.093cm" svg:y="3.344cm" svg:viewBox="0 0 928 517" svg:d="m0 517c317-234 552-363 928-517">
          <text:p/>
        </draw:path>
        <draw:polyline draw:style-name="gr1" draw:layer="layout" svg:width="0.927cm" svg:height="0.516cm" svg:x="2.093cm" svg:y="3.344cm" svg:viewBox="0 0 928 517" draw:points="0,517 46,482 93,450 137,419 182,389 226,359 268,332 313,304 355,279 397,254 442,228 484,205 529,182 575,158 622,137 668,114 717,91 766,69 819,46 872,23 928,0">
          <text:p/>
        </draw:polyline>
        <draw:polyline draw:style-name="gr1" draw:layer="layout" svg:width="7.974cm" svg:height="2.419cm" svg:x="3.021cm" svg:y="0.925cm" svg:viewBox="0 0 7975 2420" draw:points="0,2420 211,2328 421,2235 628,2146 831,2059 1035,1976 1234,1894 1430,1813 1627,1735 1822,1659 2015,1585 2205,1513 2396,1443 2584,1375 2772,1308 2961,1242 3149,1178 3335,1117 3524,1056 3710,996 3898,939 4086,882 4274,827 4465,774 4655,721 4846,670 5038,620 5233,569 5430,522 5627,474 5826,427 6029,383 6232,338 6439,294 6649,249 6861,207 7077,165 7295,124 7517,82 7741,42 7975,0">
          <text:p/>
        </draw:polyline>
        <draw:path draw:style-name="gr1" draw:layer="layout" svg:width="3.294cm" svg:height="0.876cm" svg:x="2.248cm" svg:y="8.901cm" svg:viewBox="0 0 3295 877" svg:d="m0 0c1214 372 2043 594 3295 877">
          <text:p/>
        </draw:path>
        <draw:polyline draw:style-name="gr1" draw:layer="layout" svg:width="3.294cm" svg:height="0.876cm" svg:x="2.248cm" svg:y="8.901cm" svg:viewBox="0 0 3295 877" draw:points="0,0 91,27 179,55 266,82 353,107 438,133 522,158 605,184 687,207 770,230 850,253 931,277 1009,300 1090,323 1168,345 1246,366 1322,389 1401,410 1477,431 1555,452 1631,472 1711,493 1787,514 1865,533 1944,554 2022,573 2100,592 2181,613 2259,632 2339,654 2422,673 2505,692 2587,713 2672,732 2756,753 2843,772 2930,793 3019,814 3108,833 3201,855 3295,877">
          <text:p/>
        </draw:polyline>
        <draw:polyline draw:style-name="gr1" draw:layer="layout" svg:width="5.453cm" svg:height="0.927cm" svg:x="5.542cm" svg:y="9.777cm" svg:viewBox="0 0 5454 928" draw:points="0,0 150,31 298,61 444,91 588,120 730,150 869,177 1009,205 1147,230 1282,258 1416,283 1549,309 1680,334 1811,357 1940,383 2072,406 2199,429 2328,452 2457,474 2584,497 2713,518 2841,539 2968,560 3097,582 3226,603 3355,624 3487,645 3618,664 3749,685 3882,706 4016,726 4151,747 4289,766 4426,785 4566,806 4708,825 4852,846 4998,865 5148,886 5299,905 5454,928">
          <text:p/>
        </draw:polyline>
        <draw:path draw:style-name="gr1" draw:layer="layout" svg:width="3.757cm" svg:height="0.925cm" svg:x="3.173cm" svg:y="16.004cm" svg:viewBox="0 0 3758 926" svg:d="m3758 926c-1453-98-2436-337-3758-926">
          <text:p/>
        </draw:path>
        <draw:polyline draw:style-name="gr1" draw:layer="layout" svg:width="3.757cm" svg:height="0.925cm" svg:x="3.173cm" svg:y="16.004cm" svg:viewBox="0 0 3758 926" draw:points="3758,926 3649,919 3543,911 3437,902 3333,892 3232,883 3132,873 3033,860 2935,849 2838,837 2743,822 2647,809 2554,794 2461,779 2370,762 2279,746 2188,729 2097,710 2008,688 1919,669 1830,648 1742,625 1653,602 1564,578 1475,553 1388,525 1299,500 1210,470 1121,440 1030,410 941,378 850,347 759,313 668,279 575,241 482,205 387,167 292,126 196,86 99,44 0,0">
          <text:p/>
        </draw:polyline>
        <draw:polyline draw:style-name="gr1" draw:layer="layout" svg:width="0.567cm" svg:height="0.362cm" svg:x="2.606cm" svg:y="15.642cm" svg:viewBox="0 0 568 363" draw:points="568,363 520,343 478,324 436,303 395,284 355,263 317,242 281,221 245,197 209,173 175,148 141,122 105,95 71,65 35,33 0,0">
          <text:p/>
        </draw:polyline>
        <draw:line draw:style-name="gr1" draw:layer="layout" svg:x1="6.981cm" svg:y1="16.878cm" svg:x2="11.407cm" svg:y2="18.523cm">
          <text:p/>
        </draw:lin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6.416cm" fo:page-height="20.06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65"/>
    <meta:generator>LibreOffice/3.4$Unix LibreOffice_project/340m1$Build-302</meta:generator>
  </office:meta>
</office:document-meta>
</file>